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800000" style:font-name="Droid Sans Mono" fo:font-size="10.5pt" fo:font-weight="bold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5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0451a5"/>
    </style:style>
    <style:style style:name="T2" style:family="text">
      <style:text-properties fo:color="#800000"/>
    </style:style>
    <style:style style:name="T3" style:family="text">
      <style:text-properties fo:color="#ff0000"/>
    </style:style>
    <style:style style:name="T4" style:family="text">
      <style:text-properties fo:color="#0000ff"/>
    </style:style>
    <style:style style:name="T5" style:family="text">
      <style:text-properties fo:color="#cd31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storias de usuario</text:p>
      <text:p text:style-name="P3"/>
      <text:p text:style-name="P1">Se detallan a continuación 5 historias de usuario:</text:p>
      <text:p text:style-name="P3"/>
      <text:p text:style-name="P1"><text:span text:style-name="T1">1.</text:span> Enunciado: Yo como usuario de la App quiero poder filtrar los pokemones por tipo para ser qué pokemones son del mismo tipo. </text:p>
      <text:p text:style-name="P1">Criterio de Aceptación: </text:p>
      <text:p text:style-name="P1"><text:span text:style-name="T1">*</text:span> Quiero que me liste los pokemones del tipo que seleccioné.</text:p>
      <text:p text:style-name="P1"><text:span text:style-name="T1">*</text:span> Que cada pokemon de la lista muestre su imagen, número y el/los tipos.</text:p>
      <text:p text:style-name="P1">##### TERMINADO</text:p>
      <text:p text:style-name="P1"><text:span text:style-name="T1">2.</text:span> Enunciado: Yo como usuario de App quiero poder organizar los pokemones de A-Z o al reves para conocer su orden alfabético segun su nombre. </text:p>
      <text:p text:style-name="P1">Criterio de Aceptación: </text:p>
      <text:p text:style-name="P1"><text:span text:style-name="T1">*</text:span> Quiero poder seleccionar orden A-Z o Z-A.</text:p>
      <text:p text:style-name="P1"><text:span text:style-name="T1">*</text:span> Quiero ver el listado de pokemones segun orden seleccionado.</text:p>
      <text:p text:style-name="P1">##### TERMINADO</text:p>
      <text:p text:style-name="P1"><text:span text:style-name="T1">3.</text:span> Enunciado: Yo como usuario de la App quiero poder organizar los pokemones de 1-151 o al reves para conocer la posición específica del pokemon que busco.</text:p>
      <text:p text:style-name="P1">Criterio de Aceptación: </text:p>
      <text:p text:style-name="P1"><text:span text:style-name="T1">*</text:span> Quiero poder seleccionar orden ascendente o descendente.</text:p>
      <text:p text:style-name="P1"><text:span text:style-name="T1">*</text:span> Quiero ver el listado de pokemones segun orden seleccionado.</text:p>
      <text:p text:style-name="P1">##### TERMINADO</text:p>
      <text:p text:style-name="P1"><text:span text:style-name="T1">4.</text:span> Enunciado: Yo como usuario de la App quiero poder hacer una busqueda ingresando cualquier N° o letra y quiero obtener como resultado el o los pokemones que contengan el dato ingresado en su nombre o en su N° de pokemon.</text:p>
      <text:p text:style-name="P1">Criterio de Aceptación: </text:p>
      <text:p text:style-name="P1"><text:span text:style-name="T1">*</text:span> Quiero poder ingresar en la busqueda uno o mas numeros.</text:p>
      <text:p text:style-name="P1"><text:span text:style-name="T1">*</text:span> Quiero poder ingresar en la busqueda una o mas letras.</text:p>
      <text:p text:style-name="P1"><text:span text:style-name="T1">*</text:span> Quiero recibir un mensaje de error si mi búsqueda es errónea.</text:p>
      <text:p text:style-name="P1"><text:span text:style-name="T1">*</text:span> Quiero obtener como resultado el o los pokemones que cumplan con los criterios de busqueda (N° o letras).</text:p>
      <text:p text:style-name="P1">##### NO INICIADO</text:p>
      <text:p text:style-name="P1"><text:span text:style-name="T1">5.</text:span> Enunciado: Yo como usuario de la App quiero poder ver detalles particulares del pokemon que seleccione de una lista.</text:p>
      <text:p text:style-name="P1">Criterio de Aceptación: </text:p>
      <text:p text:style-name="P1"><text:span text:style-name="T1">*</text:span> Quiero poder ver imagen del pokemon.</text:p>
      <text:p text:style-name="P1"><text:span text:style-name="T1">*</text:span> Quiero poder ver su N°.</text:p>
      <text:p text:style-name="P1"><text:span text:style-name="T1">*</text:span> Quiero poder ver su nombre.</text:p>
      <text:p text:style-name="P1"><text:span text:style-name="T1">*</text:span> Quiero poder ver una breve descripción del pokemon.</text:p>
      <text:p text:style-name="P1"><text:span text:style-name="T1">*</text:span> Quiero poder ver su altura.</text:p>
      <text:p text:style-name="P1"><text:span text:style-name="T1">*</text:span> Quiero poder ver su peso.</text:p>
      <text:p text:style-name="P1"><text:span text:style-name="T1">*</text:span> Quiero poder ver si nace de huevo o no.</text:p>
      <text:p text:style-name="P1"><text:span text:style-name="T1">*</text:span> Quiero poder ver sus debilidades.</text:p>
      <text:p text:style-name="P1"><text:span text:style-name="T1">*</text:span> Quiero poder ver su cadena de evoluciones (cadena de evoluciones no se muestra aún).</text:p>
      <text:p text:style-name="P1">##### EN PROCESO </text:p>
      <text:p text:style-name="P5"/>
      <text:p text:style-name="P2"><text:soft-page-break/>#### Organizando las tareas</text:p>
      <text:p text:style-name="P3"/>
      <text:p text:style-name="P1">Tablero inicial</text:p>
      <text:p text:style-name="P1"><text:span text:style-name="T2">&lt;a</text:span> <text:span text:style-name="T3">href</text:span>=<text:span text:style-name="T4">"https://ibb.co/dKJRKh2"</text:span><text:span text:style-name="T2">&gt;&lt;img</text:span> <text:span text:style-name="T3">src</text:span>=<text:span text:style-name="T4">"https://i.ibb.co/884H8h5/tablero-inicial-1.jpg"</text:span> <text:span text:style-name="T3">alt</text:span>=<text:span text:style-name="T4">"tablero-inicial-1"</text:span> <text:span text:style-name="T5">border</text:span>=<text:span text:style-name="T4">"0"</text:span><text:span text:style-name="T2">&gt;&lt;/a&gt;</text:span></text:p>
      <text:p text:style-name="P3"/>
      <text:p text:style-name="P1">Tablero final Vista 1</text:p>
      <text:p text:style-name="P1"><text:span text:style-name="T2">&lt;a</text:span> <text:span text:style-name="T3">href</text:span>=<text:span text:style-name="T4">"https://ibb.co/FgV0czs"</text:span><text:span text:style-name="T2">&gt;&lt;img</text:span> <text:span text:style-name="T3">src</text:span>=<text:span text:style-name="T4">"https://i.ibb.co/5BFnCLY/tablero-final-1.jpg"</text:span> <text:span text:style-name="T3">alt</text:span>=<text:span text:style-name="T4">"tablero-final-1"</text:span> <text:span text:style-name="T5">border</text:span>=<text:span text:style-name="T4">"0"</text:span><text:span text:style-name="T2">&gt;&lt;/a&gt;</text:span></text:p>
      <text:p text:style-name="P3"/>
      <text:p text:style-name="P1">Tablero final Vista 2</text:p>
      <text:p text:style-name="P1"><text:span text:style-name="T2">&lt;a</text:span> <text:span text:style-name="T3">href</text:span>=<text:span text:style-name="T4">"https://ibb.co/MpLtbxk"</text:span><text:span text:style-name="T2">&gt;&lt;img</text:span> <text:span text:style-name="T3">src</text:span>=<text:span text:style-name="T4">"https://i.ibb.co/Gkj8X4Q/tablero-final-2.jpg"</text:span> <text:span text:style-name="T3">alt</text:span>=<text:span text:style-name="T4">"tablero-final-2"</text:span> <text:span text:style-name="T5">border</text:span>=<text:span text:style-name="T4">"0"</text:span><text:span text:style-name="T2">&gt;&lt;/a&gt;</text:span></text:p>
      <text:p text:style-name="P3"/>
      <text:p text:style-name="P2">### Diseño de la Interfaz de Usuario</text:p>
      <text:p text:style-name="P3"/>
      <text:p text:style-name="P2">#### Prototipo de baja fidelidad</text:p>
      <text:p text:style-name="P3"/>
      <text:p text:style-name="P1">Prototipo Vista 1</text:p>
      <text:p text:style-name="P1"><text:span text:style-name="T2">&lt;a</text:span> <text:span text:style-name="T3">href</text:span>=<text:span text:style-name="T4">"https://ibb.co/7SMB5SK"</text:span><text:span text:style-name="T2">&gt;&lt;img</text:span> <text:span text:style-name="T3">src</text:span>=<text:span text:style-name="T4">"https://i.ibb.co/Zf4vPfx/prototipo-baja-fidelidad.jpg"</text:span> <text:span text:style-name="T3">alt</text:span>=<text:span text:style-name="T4">"prototipo-baja-fidelidad"</text:span> <text:span text:style-name="T5">border</text:span>=<text:span text:style-name="T4">"0"</text:span><text:span text:style-name="T2">&gt;&lt;/a&gt;</text:span></text:p>
      <text:p text:style-name="P3"/>
      <text:p text:style-name="P1">Prototipo Vista 2</text:p>
      <text:p text:style-name="P1"><text:span text:style-name="T2">&lt;a</text:span> <text:span text:style-name="T3">href</text:span>=<text:span text:style-name="T4">"https://ibb.co/jM4tHQh"</text:span><text:span text:style-name="T2">&gt;&lt;img</text:span> <text:span text:style-name="T3">src</text:span>=<text:span text:style-name="T4">"https://i.ibb.co/xj5Z3Bh/Image-from-i-OS-2.jpg"</text:span> <text:span text:style-name="T3">alt</text:span>=<text:span text:style-name="T4">"Image-from-i-OS-2"</text:span> <text:span text:style-name="T5">border</text:span>=<text:span text:style-name="T4">"0"</text:span><text:span text:style-name="T2">&gt;&lt;/a&gt;&lt;br</text:span> <text:span text:style-name="T2">/&gt;&lt;a</text:span> <text:span text:style-name="T3">target</text:span>=<text:span text:style-name="T4">'_blank'</text:span> <text:span text:style-name="T3">href</text:span>=<text:span text:style-name="T4">'https://aluminumsulfate.net/aluminum-oxide'</text:span><text:span text:style-name="T2">&gt;</text:span>physical and chemical properties of aluminium oxide<text:span text:style-name="T2">&lt;/a&gt;&lt;br</text:span> <text:span text:style-name="T2">/&gt;</text:span></text:p>
      <text:p text:style-name="P3"/>
      <text:p text:style-name="P1">Flujo</text:p>
      <text:p text:style-name="P1"><text:span text:style-name="T2">&lt;a</text:span> <text:span text:style-name="T3">href</text:span>=<text:span text:style-name="T4">"https://ibb.co/ZLxqpfh"</text:span><text:span text:style-name="T2">&gt;&lt;img</text:span> <text:span text:style-name="T3">src</text:span>=<text:span text:style-name="T4">"https://i.ibb.co/6nFj7y4/FLUJO.jpg"</text:span> <text:span text:style-name="T3">alt</text:span>=<text:span text:style-name="T4">"FLUJO"</text:span> <text:span text:style-name="T5">border</text:span>=<text:span text:style-name="T4">"0"</text:span><text:span text:style-name="T2">&gt;&lt;/a&gt;</text:span></text:p>
      <text:p text:style-name="P3"/>
      <text:p text:style-name="P2">#### Prototipo de alta fidelidad</text:p>
      <text:p text:style-name="P3"/>
      <text:p text:style-name="P1"><text:span text:style-name="T1">*</text:span> Se realiza prototipado de alta fidelidad con Figma, link:</text:p>
      <text:p text:style-name="P3"/>
      <text:p text:style-name="P1">https://www.figma.com/proto/bfu042iuUbUwv1YJ1ZbctEx8/pokemon-datalovers?node-id=177%3A0&amp;scaling=scale-down</text:p>
      <text:p text:style-name="P4">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8:31:08.304316324</meta:creation-date>
    <dc:date>2019-01-18T08:35:21.411814809</dc:date>
    <meta:editing-duration>PT4M13S</meta:editing-duration>
    <meta:editing-cycles>1</meta:editing-cycles>
    <meta:document-statistic meta:table-count="0" meta:image-count="0" meta:object-count="0" meta:page-count="2" meta:paragraph-count="55" meta:word-count="448" meta:character-count="3325" meta:non-whitespace-character-count="2921"/>
    <meta:generator>LibreOffice/6.1.2.1$Linux_X86_64 LibreOffice_project/10$Build-1</meta:generator>
  </office:meta>
</office:document-meta>
</file>